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02108ac" officeooo:paragraph-rsid="002108ac"/>
    </style:style>
    <style:style style:name="P2" style:family="paragraph" style:parent-style-name="Standard">
      <style:text-properties officeooo:rsid="001fa09b" officeooo:paragraph-rsid="001fa09b"/>
    </style:style>
    <style:style style:name="P3" style:family="paragraph" style:parent-style-name="Standard">
      <style:text-properties officeooo:rsid="002065c1" officeooo:paragraph-rsid="001e5095"/>
    </style:style>
    <style:style style:name="P4" style:family="paragraph" style:parent-style-name="Standard">
      <style:text-properties officeooo:rsid="0026a468" officeooo:paragraph-rsid="0026a468"/>
    </style:style>
    <style:style style:name="P5" style:family="paragraph" style:parent-style-name="Standard">
      <style:text-properties fo:font-size="16pt" fo:font-weight="bold" officeooo:rsid="0028b093" officeooo:paragraph-rsid="0028b093" style:font-size-asian="16pt" style:font-weight-asian="bold" style:font-size-complex="16pt" style:font-weight-complex="bold"/>
    </style:style>
    <style:style style:name="P6" style:family="paragraph" style:parent-style-name="Standard">
      <style:text-properties officeooo:rsid="0026a468" officeooo:paragraph-rsid="0026a468"/>
    </style:style>
    <style:style style:name="P7" style:family="paragraph" style:parent-style-name="Standard">
      <style:text-properties officeooo:rsid="0026a468" officeooo:paragraph-rsid="0027ac26"/>
    </style:style>
    <style:style style:name="P8" style:family="paragraph" style:parent-style-name="Standard">
      <style:text-properties officeooo:rsid="0029b5ff" officeooo:paragraph-rsid="0029b5ff"/>
    </style:style>
    <style:style style:name="P9" style:family="paragraph" style:parent-style-name="Standard">
      <style:text-properties officeooo:rsid="0029b5ff" officeooo:paragraph-rsid="002d8041"/>
    </style:style>
    <style:style style:name="P10" style:family="paragraph" style:parent-style-name="Standard">
      <style:text-properties officeooo:rsid="0029b5ff" officeooo:paragraph-rsid="002daf32"/>
    </style:style>
    <style:style style:name="P11" style:family="paragraph" style:parent-style-name="Standard">
      <style:text-properties fo:font-size="16pt" officeooo:rsid="002cbb56" officeooo:paragraph-rsid="002cbb56" style:font-size-asian="16pt" style:font-size-complex="16pt"/>
    </style:style>
    <style:style style:name="P12" style:family="paragraph" style:parent-style-name="Standard">
      <style:text-properties fo:font-size="16pt" fo:font-weight="bold" officeooo:rsid="0029b5ff" officeooo:paragraph-rsid="0029b5ff" style:font-size-asian="16pt" style:font-weight-asian="bold" style:font-size-complex="16pt" style:font-weight-complex="bold"/>
    </style:style>
    <style:style style:name="P13" style:family="paragraph" style:parent-style-name="Standard">
      <style:text-properties officeooo:rsid="002cbb56" officeooo:paragraph-rsid="002cbb56"/>
    </style:style>
    <style:style style:name="P14" style:family="paragraph" style:parent-style-name="Standard">
      <style:text-properties officeooo:rsid="0027ac26" officeooo:paragraph-rsid="0027ac26"/>
    </style:style>
    <style:style style:name="P15" style:family="paragraph" style:parent-style-name="Standard">
      <style:text-properties fo:font-size="18pt" officeooo:rsid="001e5095" officeooo:paragraph-rsid="001e5095" style:font-size-asian="18pt" style:font-size-complex="18pt"/>
    </style:style>
    <style:style style:name="P16" style:family="paragraph" style:parent-style-name="Standard">
      <style:text-properties fo:font-size="15pt" fo:font-weight="bold" officeooo:rsid="002f6757" officeooo:paragraph-rsid="002f6757" style:font-size-asian="15pt" style:font-weight-asian="bold" style:font-size-complex="15pt" style:font-weight-complex="bold"/>
    </style:style>
    <style:style style:name="P17" style:family="paragraph" style:parent-style-name="Standard">
      <style:text-properties officeooo:rsid="002065c1" officeooo:paragraph-rsid="002065c1"/>
    </style:style>
    <style:style style:name="P18" style:family="paragraph" style:parent-style-name="Standard">
      <style:text-properties officeooo:rsid="002065c1" officeooo:paragraph-rsid="003022af"/>
    </style:style>
    <style:style style:name="P19" style:family="paragraph" style:parent-style-name="Standard">
      <style:text-properties officeooo:rsid="002f6757" officeooo:paragraph-rsid="002f6757"/>
    </style:style>
    <style:style style:name="P20" style:family="paragraph" style:parent-style-name="Standard">
      <style:text-properties officeooo:paragraph-rsid="002065c1"/>
    </style:style>
    <style:style style:name="P21" style:family="paragraph" style:parent-style-name="Standard">
      <style:text-properties officeooo:rsid="0024bd51" officeooo:paragraph-rsid="0024bd51"/>
    </style:style>
    <style:style style:name="P22" style:family="paragraph" style:parent-style-name="Standard">
      <style:text-properties officeooo:rsid="003022af" officeooo:paragraph-rsid="003022af"/>
    </style:style>
    <style:style style:name="P23" style:family="paragraph" style:parent-style-name="Standard">
      <style:text-properties officeooo:rsid="001fa09b" officeooo:paragraph-rsid="0026a468"/>
    </style:style>
    <style:style style:name="P24" style:family="paragraph" style:parent-style-name="Standard">
      <style:text-properties officeooo:paragraph-rsid="003022af"/>
    </style:style>
    <style:style style:name="P25" style:family="paragraph" style:parent-style-name="Standard">
      <style:text-properties officeooo:rsid="00314e4b" officeooo:paragraph-rsid="00314e4b"/>
    </style:style>
    <style:style style:name="T1" style:family="text">
      <style:text-properties officeooo:rsid="0022f510"/>
    </style:style>
    <style:style style:name="T2" style:family="text">
      <style:text-properties officeooo:rsid="002065c1"/>
    </style:style>
    <style:style style:name="T3" style:family="text">
      <style:text-properties officeooo:rsid="002806e3"/>
    </style:style>
    <style:style style:name="T4" style:family="text">
      <style:text-properties officeooo:rsid="002ba4c8"/>
    </style:style>
    <style:style style:name="T5" style:family="text">
      <style:text-properties officeooo:rsid="002cbb56"/>
    </style:style>
    <style:style style:name="T6" style:family="text">
      <style:text-properties officeooo:rsid="002d8041"/>
    </style:style>
    <style:style style:name="T7" style:family="text">
      <style:text-properties fo:font-weight="bold" style:font-weight-asian="bold" style:font-weight-complex="bold"/>
    </style:style>
    <style:style style:name="T8" style:family="text">
      <style:text-properties fo:font-weight="bold" officeooo:rsid="002d8041" style:font-weight-asian="bold" style:font-weight-complex="bold"/>
    </style:style>
    <style:style style:name="T9" style:family="text">
      <style:text-properties fo:font-weight="bold" officeooo:rsid="002cbb56" style:font-weight-asian="bold" style:font-weight-complex="bold"/>
    </style:style>
    <style:style style:name="T10" style:family="text">
      <style:text-properties fo:font-weight="bold" officeooo:rsid="002daf32" style:font-weight-asian="bold" style:font-weight-complex="bold"/>
    </style:style>
    <style:style style:name="T11" style:family="text">
      <style:text-properties officeooo:rsid="002daf32"/>
    </style:style>
    <style:style style:name="T12" style:family="text">
      <style:text-properties officeooo:rsid="002f6757"/>
    </style:style>
    <style:style style:name="T13" style:family="text">
      <style:text-properties officeooo:rsid="003022af"/>
    </style:style>
    <style:style style:name="T14" style:family="text">
      <style:text-properties officeooo:rsid="001fa09b"/>
    </style:style>
    <style:style style:name="T15" style:family="text">
      <style:text-properties officeooo:rsid="00314e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Morningstar.py <text:span text:style-name="T2">D</text:span>esign <text:span text:style-name="T2">D</text:span>ocument</text:p>
      <text:p text:style-name="P11">Author: William Kerr</text:p>
      <text:p text:style-name="P3"/>
      <text:p text:style-name="P16">Introduction:</text:p>
      <text:p text:style-name="P19"/>
      <text:p text:style-name="P20"><text:span text:style-name="T2">The TSMPPT has a Programmable Logic Controller (PLC) inside. The PLC can be reprogrammed to respond to different battery voltages. Example: when the battery goes to 3.7V, the battery goes to the equalize stage. To reprogram the Tristar MPPT, you must use a PC and a RS-232 to USB cable, and the program MSView, provided by Morningstar. Link: </text:span><text:a xlink:type="simple" xlink:href="https://www.morningstarcorp.com/msview/" text:style-name="Internet_20_link" text:visited-style-name="Visited_20_Internet_20_Link">https://www.morningstarcorp.com/msview/</text:a>. <text:span text:style-name="T13">I also have a document called Viewing Data on Morningstar Devices that explains how to use the software.</text:span></text:p>
      <text:p text:style-name="P17"/>
      <text:p text:style-name="P18"><text:span text:style-name="T13">However, the Tristar MPPT can be monitored by any device capable of serial monitoring, such asa a Raspberry Pi. </text:span>Morningstar.py will contain the code necessary to <text:span text:style-name="T13">monitor</text:span> data from a Tristar Morningstar MPPT solar charge controller. </text:p>
      <text:p text:style-name="P18"/>
      <text:p text:style-name="P22">The Tristar MPPT uses a royalty-free serial protocol called MODBUS. There exist many libraries to read it. The Python language has pymodbus, and modbus-tk. <text:s/><text:span text:style-name="T12">Since pymodbus is not reliable (and I want reliable code), I will be using the modbus-tk library. It is distributed under the GNU-LGPL license (GNU Lesser General Public License) © 2009. Created by Luc Jean – </text:span><text:a xlink:type="simple" xlink:href="mailto:luc.jean@gmail.com" text:style-name="Internet_20_link" text:visited-style-name="Visited_20_Internet_20_Link"><text:span text:style-name="T12">luc.jean@gmail.com</text:span></text:a><text:span text:style-name="T12"> and Apidev – </text:span><text:a xlink:type="simple" xlink:href="http://www.apidev.fr/" text:style-name="Internet_20_link" text:visited-style-name="Visited_20_Internet_20_Link"><text:span text:style-name="T12">http://www.apidev.fr</text:span></text:a><text:span text:style-name="T12">. No warranty of any kind.</text:span></text:p>
      <text:p text:style-name="P21"/>
      <text:p text:style-name="P21"><text:span text:style-name="T13">Morningstar.py contains a class</text:span> t<text:span text:style-name="T13">hat</text:span> read<text:span text:style-name="T13">s</text:span> PLC data<text:span text:style-name="T14">, denoted as Morningstar(). This class can monitor data by reading it and dumping the data to a JSON file. Details are in the upcoming sections.</text:span></text:p>
      <text:p text:style-name="P22"/>
      <text:p text:style-name="P24"><text:span text:style-name="T13">Morningstar has a MODBUS specification document for the Tristar Morningstar MPPT. Link: </text:span><text:a xlink:type="simple" xlink:href="https://www.stellavolta.com/content/MSCTSModbusCommunication.pdf" text:style-name="Internet_20_link" text:visited-style-name="Visited_20_Internet_20_Link">https://www.stellavolta.com/content/MSCTSModbusCommunication.pdf</text:a> </text:p>
      <text:p text:style-name="P25">It should also be in my App Notes section.</text:p>
      <text:p text:style-name="P2"/>
      <text:p text:style-name="P5">Initialization</text:p>
      <text:p text:style-name="P2"/>
      <text:p text:style-name="P14">The Morningstar() class <text:span text:style-name="T12">(like most other classes)</text:span> has an __init__() function, that calls itself whenever a Morningstar() object is created. It <text:span text:style-name="T12">requires</text:span> port, baudrate, <text:span text:style-name="T12">and the MODBUS </text:span>slave number <text:span text:style-name="T13">as arguments</text:span>. <text:span text:style-name="T12">W</text:span>hen <text:span text:style-name="T12">a Morningstar() object is created</text:span>,<text:span text:style-name="T3"> it will initialize the serial connection to the PLC using this information. Then, it will create a MODBUS RtuMaster() class from the MODBUS-TK library.</text:span></text:p>
      <text:p text:style-name="P14"/>
      <text:p text:style-name="P22">After the MODBUS RtuMaster() class is initialized, it will call the internal function .scaling(). It will test what scaling factors are used. </text:p>
      <text:p text:style-name="P7"/>
      <text:p text:style-name="P4">Dictionaries in Python are everywhere in this code.</text:p>
      <text:p text:style-name="P23"/>
      <text:p text:style-name="P4">It will have methods to either dump data to the command line or dump data to an outfile. The outfile should be a .json file, since the contents will be written in JSON format. </text:p>
      <text:p text:style-name="P4"/>
      <text:p text:style-name="P12"><text:span text:style-name="T4">Internal Class </text:span>Methods:</text:p>
      <text:p text:style-name="P8"><text:soft-page-break/></text:p>
      <text:p text:style-name="P8"><text:span text:style-name="T7">.</text:span><text:span text:style-name="T9">scaling()</text:span><text:span text:style-name="T5">: Sets the classes internal scaling properties (V_PU and I_PU). Also prints the current running version to the console. Runs every time an object of this class is created.</text:span></text:p>
      <text:p text:style-name="P8"/>
      <text:p text:style-name="P13"><text:span text:style-name="T7">.ADCdata()</text:span>: Returns a dictionary containing ‘battery voltage’, ‘battery terminal voltage’, ‘battery sense voltage’, ‘array voltage’, ‘battery current’, ‘array current’, ‘12V supply’, ‘3V supply’, ‘meterbus voltrage’, ‘1.8V supply’, and ‘reference voltage’.</text:p>
      <text:p text:style-name="P13"/>
      <text:p text:style-name="P13"><text:span text:style-name="T7">.TemperatureData()</text:span>: Returns a dictionary containing ‘heatsink temperature’, ‘RTS temperature’, and ‘battery regulation temperature’. All are in degrees Celsius.</text:p>
      <text:p text:style-name="P8"/>
      <text:p text:style-name="P8"><text:span text:style-name="T7">.</text:span><text:span text:style-name="T9">StatusData()</text:span><text:span text:style-name="T5">: Returns a dictionary containing ‘battery_voltage’, ‘charging_current’, ‘minimum battery voltage’, ‘maximum battery voltage’, ‘hour meter’, a list of faults, a list of alarms, the current state of the DIP switch, and the current state of the LED.</text:span></text:p>
      <text:p text:style-name="P8"/>
      <text:p text:style-name="P8"/>
      <text:p text:style-name="P8"><text:span text:style-name="T7">.</text:span><text:span text:style-name="T8">ChargerData()</text:span><text:span text:style-name="T6">: Returns a dictionary containing ‘Charge State’, ‘target regulation voltage’, ‘Ah Charge Resettable’, ‘Ah Charge Total’, ‘kWhr Charge Resettable’, and ‘kWhr Charge Total’.</text:span></text:p>
      <text:p text:style-name="P8"/>
      <text:p text:style-name="P8"><text:span text:style-name="T7">.</text:span><text:span text:style-name="T8">MPPTData()</text:span><text:span text:style-name="T6">: Returns a dictionary containing: ‘output power’, ‘input power’, ‘max power of last sweep’, ‘Vmp of last sweep’, and ‘Voc of last sweep’.</text:span></text:p>
      <text:p text:style-name="P8"/>
      <text:p text:style-name="P8"><text:span text:style-name="T7">.</text:span><text:span text:style-name="T8">Logger_TodaysValues()</text:span><text:span text:style-name="T6">: Returns a dictionary containing: ‘Battery Voltage Minimum Daily’, ‘Battery Voltage Maximum Daily’, ‘Input Voltage Maximum Daily’, ‘Amp Hours Accumulated Daily’, ‘Watt hours accumulated daily’, ‘Maximum power output daily’, ‘Minimum temperature daily’, ‘Maximum Temperature Daily’, a list of daily faults, a list of daily alarms, ‘time_ab_daily’, ‘time_eq_daily’, and ‘time_fl_daily’.</text:span></text:p>
      <text:p text:style-name="P8"/>
      <text:p text:style-name="P9"><text:span text:style-name="T7">.</text:span><text:span text:style-name="T8">ChargeSettings()</text:span><text:span text:style-name="T6">: Returns a dictionary containing: 'EV_absorp', </text:span>'EV_float', 'Et_absorp', ‘Et_absorp_ext', 'EV_absorp_ext', 'EV_float_cancel', 'Et_float_exit_cum', 'EV_eq'], 'Et_eqcalendar', 'Et_eq_above', 'Et_eq_reg', 'Et_battery_service', 'EV_tempcomp', 'EV_hvd', 'EV_hvr', 'Evb_ref_lim', 'ETb_max', 'ETb_min', 'EV_soc_g_gy', 'EV_soc_gy_y', 'EV_soc_y_yr', 'EV_soc_yr_r', 'Elb_lim', 'EVa_ref_fixed_init', 'Eva_ref_fixed_pet_init'</text:p>
      <text:p text:style-name="P9"/>
      <text:p text:style-name="P9"><text:span text:style-name="T7">.DumpInstantenousDataToJSONFile</text:span><text:span text:style-name="T8">(outfile)</text:span><text:span text:style-name="T6">: Calls all instantaneous data internal class methods (ADCdata(), TemperatureData(), StatusData(), ChargerData(), MPPTData()), and dumps them into an outfile using json.dumps(). Preferably, the file’s name will end in “.json” so the operating system can recognize that the file is in JSON format.</text:span></text:p>
      <text:p text:style-name="P9"/>
      <text:p text:style-name="P10"><text:span text:style-name="T7">.</text:span><text:span text:style-name="T10">DumpDailyDataToJSONFile(outfile)</text:span><text:span text:style-name="T11">: Calls all daily data internal class methods (Logger_TodaysValues() and ChargeSettings()) and dumps them into an outfile using json.dumps(). Preferably, the file’s name will end in “.json” so the operating system can recognize that the file is in JSON format.</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108ac" officeooo:paragraph-rsid="002108ac"/>
    </style:style>
    <style:style style:name="MT1" style:family="text">
      <style:text-properties officeooo:rsid="0022f51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span text:style-name="MT1">Revision 1.0 – 8/19/2019<text:tab/></text:span>Page <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6T15:00:58.685000000</meta:creation-date>
    <dc:date>2019-08-19T15:17:30.141000000</dc:date>
    <meta:editing-duration>PT3H57M59S</meta:editing-duration>
    <meta:editing-cycles>17</meta:editing-cycles>
    <meta:generator>LibreOffice/6.2.3.2$Windows_X86_64 LibreOffice_project/aecc05fe267cc68dde00352a451aa867b3b546ac</meta:generator>
    <meta:document-statistic meta:table-count="0" meta:image-count="0" meta:object-count="0" meta:page-count="2" meta:paragraph-count="26" meta:word-count="698" meta:character-count="5113" meta:non-whitespace-character-count="4432"/>
  </office:meta>
</office:document-meta>
</file>